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1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46cm" fo:min-width="0.627cm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46cm" fo:min-width="0.543cm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45cm" fo:min-width="0.407cm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45cm" fo:min-width="0.366cm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46cm" fo:min-width="0.373cm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346cm" fo:min-width="1.418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line-height="100%" fo:text-align="center" text:enable-numbering="false" fo:text-indent="0cm" style:punctuation-wrap="hanging" style:line-break="strict"/>
      <style:text-properties fo:font-size="9pt" style:font-size-asian="18pt" style:font-size-complex="18pt"/>
    </style:style>
    <style:style style:name="P2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font-size="9pt" style:font-size-asian="18pt" style:font-size-complex="18pt"/>
    </style:style>
    <style:style style:name="P3" style:family="paragraph">
      <style:paragraph-properties style:writing-mode="lr-tb"/>
      <style:text-properties fo:font-size="9pt" style:font-size-asian="18pt" style:font-size-complex="18pt"/>
    </style:style>
    <style:style style:name="P4" style:family="paragraph">
      <style:paragraph-properties fo:text-align="center" style:writing-mode="lr-tb"/>
      <style:text-properties fo:font-size="9pt" style:font-size-asian="18pt" style:font-size-complex="18pt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9pt" style:font-size-asian="18pt" style:font-size-complex="18pt"/>
    </style:style>
    <style:style style:name="P6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9pt" style:font-size-asian="18pt" style:font-size-complex="18pt"/>
    </style:style>
    <style:style style:name="T1" style:family="text">
      <style:text-properties fo:font-family="Arial" style:font-family-generic="swiss" style:font-pitch="variable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2" draw:layer="layout" svg:width="1.897cm" svg:height="1.233cm" svg:x="4.409cm" svg:y="4.724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59cm" svg:x="1.848cm" svg:y="4.914cm">
          <text:p text:style-name="P1"><text:span text:style-name="T1">Cach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97cm" svg:height="1.233cm" svg:x="7.349cm" svg:y="4.724cm">
          <text:p text:style-name="P1"><text:span text:style-name="T1">PCI </text:span></text:p>
          <text:p text:style-name="P1"><text:span text:style-name="T1">bridg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96cm" svg:height="1.234cm" svg:x="6.212cm" svg:y="7.853cm">
          <text:p text:style-name="P1"><text:span text:style-name="T1">ISA</text:span></text:p>
          <text:p text:style-name="P1"><text:span text:style-name="T1">bridg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896cm" svg:height="1.233cm" svg:x="10.005cm" svg:y="4.724cm">
          <text:p text:style-name="P1"><text:span text:style-name="T1">geheuge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3cm" svg:height="0.379cm" svg:x="3.556cm" svg:y="5.1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1.043cm" svg:height="0.379cm" svg:x="6.306cm" svg:y="5.1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0.759cm" svg:height="0.379cm" svg:x="9.246cm" svg:y="5.1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3" draw:layer="layout" svg:width="10.622cm" svg:height="0.474cm" svg:x="0.901cm" svg:y="6.716cm">
          <text:p/>
          <draw:enhanced-geometry svg:viewBox="0 0 21600 21600" draw:text-areas="?f5 ?f1 ?f6 ?f3" draw:type="left-right-arrow" draw:modifiers="1035 67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4" draw:layer="layout" svg:x1="8.298cm" svg:y1="5.957cm" svg:x2="8.3cm" svg:y2="6.81cm">
          <text:p/>
        </draw:line>
        <draw:line draw:style-name="gr7" draw:text-style-name="P4" draw:layer="layout" svg:x1="7.161cm" svg:y1="7.094cm" svg:x2="7.163cm" svg:y2="7.853cm">
          <text:p/>
        </draw:line>
        <draw:line draw:style-name="gr7" draw:text-style-name="P4" draw:layer="layout" svg:x1="4.788cm" svg:y1="7.094cm" svg:x2="4.79cm" svg:y2="8.137cm">
          <text:p/>
        </draw:line>
        <draw:custom-shape draw:style-name="gr8" draw:text-style-name="P6" draw:layer="layout" svg:width="1.222cm" svg:height="0.641cm" svg:x="4.101cm" svg:y="8.043cm">
          <text:p text:style-name="P5"><text:span text:style-name="T1">SCSI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3.46cm" svg:y1="7.094cm" svg:x2="3.462cm" svg:y2="8.137cm">
          <text:p/>
        </draw:line>
        <draw:custom-shape draw:style-name="gr9" draw:text-style-name="P6" draw:layer="layout" svg:width="1.154cm" svg:height="0.641cm" svg:x="2.846cm" svg:y="8.043cm">
          <text:p text:style-name="P5"><text:span text:style-name="T1">USB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8.108cm" svg:y1="8.422cm" svg:x2="9.342cm" svg:y2="8.424cm">
          <text:p/>
        </draw:line>
        <draw:custom-shape draw:style-name="gr10" draw:text-style-name="P6" draw:layer="layout" svg:width="1.04cm" svg:height="0.641cm" svg:x="9.276cm" svg:y="8.138cm">
          <text:p text:style-name="P5"><text:span text:style-name="T1">IDE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9.294cm" svg:height="0.475cm" svg:x="2.229cm" svg:y="9.939cm">
          <text:p/>
          <draw:enhanced-geometry svg:viewBox="0 0 21600 21600" draw:text-areas="?f5 ?f1 ?f6 ?f3" draw:type="left-right-arrow" draw:modifiers="1035 67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7" draw:text-style-name="P4" draw:layer="layout" svg:x1="7.161cm" svg:y1="9.087cm" svg:x2="7.163cm" svg:y2="10.13cm">
          <text:p/>
        </draw:line>
        <draw:custom-shape draw:style-name="gr11" draw:text-style-name="P6" draw:layer="layout" svg:width="1.006cm" svg:height="0.641cm" svg:x="3.317cm" svg:y="6.336cm">
          <text:p text:style-name="P5"><text:span text:style-name="T1">PCI</text:span></text:p>
          <draw:enhanced-geometry svg:viewBox="0 0 21600 21600" draw:type="mso-spt202" draw:enhanced-path="M 0 0 L 21600 0 21600 21600 0 21600 0 0 Z N"/>
        </draw:custom-shape>
        <draw:custom-shape draw:style-name="gr12" draw:text-style-name="P6" draw:layer="layout" svg:width="1.018cm" svg:height="0.641cm" svg:x="3.396cm" svg:y="9.561cm">
          <text:p text:style-name="P5"><text:span text:style-name="T1">ISA</text:span></text:p>
          <draw:enhanced-geometry svg:viewBox="0 0 21600 21600" draw:type="mso-spt202" draw:enhanced-path="M 0 0 L 21600 0 21600 21600 0 21600 0 0 Z N"/>
        </draw:custom-shape>
        <draw:line draw:style-name="gr7" draw:text-style-name="P4" draw:layer="layout" svg:x1="1.944cm" svg:y1="7.094cm" svg:x2="1.946cm" svg:y2="8.137cm">
          <text:p/>
        </draw:line>
        <draw:custom-shape draw:style-name="gr13" draw:text-style-name="P6" draw:layer="layout" svg:width="1.918cm" svg:height="0.641cm" svg:x="0.913cm" svg:y="8.043cm">
          <text:p text:style-name="P5"><text:span text:style-name="T1">graphics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ven Sanders</meta:initial-creator>
    <meta:creation-date>2008-03-26T09:22:39</meta:creation-date>
    <dc:creator>Sven Sanders</dc:creator>
    <dc:date>2008-03-27T10:21:12</dc:date>
    <dc:language>nl-BE</dc:language>
    <meta:editing-cycles>5</meta:editing-cycles>
    <meta:editing-duration>PT2H1M33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